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officeooo:rsid="000ef5e2" officeooo:paragraph-rsid="000ef5e2"/>
    </style:style>
    <style:style style:name="P2" style:family="paragraph" style:parent-style-name="Standard">
      <style:paragraph-properties fo:text-align="start" style:justify-single-word="false"/>
      <style:text-properties style:font-name="Arial1" officeooo:rsid="000ef5e2" officeooo:paragraph-rsid="000ef5e2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Arial1" officeooo:rsid="000ef5e2" officeooo:paragraph-rsid="000ef5e2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Arial1" officeooo:rsid="000ef5e2" officeooo:paragraph-rsid="000ef5e2"/>
    </style:style>
    <style:style style:name="P5" style:family="paragraph" style:parent-style-name="Standard">
      <style:paragraph-properties fo:text-align="start" style:justify-single-word="false"/>
      <style:text-properties style:font-name="Arial1" officeooo:rsid="000ef5e2" officeooo:paragraph-rsid="000f4ab2"/>
    </style:style>
    <style:style style:name="P6" style:family="paragraph" style:parent-style-name="Standard" style:list-style-name="L3">
      <style:paragraph-properties fo:text-align="start" style:justify-single-word="false"/>
      <style:text-properties style:font-name="Arial1" officeooo:rsid="000f4ab2" officeooo:paragraph-rsid="000f4ab2"/>
    </style:style>
    <style:style style:name="P7" style:family="paragraph" style:parent-style-name="Standard">
      <style:paragraph-properties fo:text-align="start" style:justify-single-word="false"/>
      <style:text-properties style:font-name="Arial1" officeooo:rsid="000f4ab2" officeooo:paragraph-rsid="000f4ab2"/>
    </style:style>
    <style:style style:name="P8" style:family="paragraph" style:parent-style-name="Standard" style:list-style-name="L4">
      <style:paragraph-properties fo:text-align="start" style:justify-single-word="false"/>
      <style:text-properties style:font-name="Arial1" officeooo:rsid="000f4ab2" officeooo:paragraph-rsid="000f4ab2"/>
    </style:style>
    <style:style style:name="T1" style:family="text">
      <style:text-properties officeooo:rsid="000f4ab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COVENIENTES DO IFRAME</text:p>
      <text:p text:style-name="P1"/>
      <text:p text:style-name="P2">1º – Não confunda Iframe com frame</text:p>
      <text:list text:style-name="L1">
        <text:list-item>
          <text:p text:style-name="P3">Frame não é mais tanto usada quanto antes, mas elas ainda são pouco usadas, é bom evitar, já os Iframes eles são bem uteis, já que ele proporciona o uso de vídeos do youtube no nosso site entre outras facilidades.</text:p>
          <text:p text:style-name="P3"/>
        </text:list-item>
      </text:list>
      <text:p text:style-name="P2">2º – Problemas com relação a mecanismos de busca</text:p>
      <text:list text:style-name="L2">
        <text:list-item>
          <text:p text:style-name="P4">Segundo o google, seu mecanismo de busca, o google bot, não consegue analisar bem o conteúdo que está dentro de um Iframe, isso não é o google querendo zoar, é um problema no próprio bot.</text:p>
        </text:list-item>
        <text:list-item>
          <text:p text:style-name="P4">Por isso não é recomendado colocar conteúdos sen<text:span text:style-name="T1">sí</text:span>veis <text:span text:style-name="T1">do site dentro de Iframes</text:span></text:p>
        </text:list-item>
      </text:list>
      <text:p text:style-name="P2"/>
      <text:p text:style-name="P5"><text:span text:style-name="T1">3</text:span>º – Problemas <text:span text:style-name="T1">de acessibilidade </text:span></text:p>
      <text:list text:style-name="L3">
        <text:list-item>
          <text:p text:style-name="P6">Os softwares de leitores de tela para gerar acessibilidade para pessoas cegas têm dificuldades de ler o conteúdo dentro de Iframes</text:p>
        </text:list-item>
      </text:list>
      <text:p text:style-name="P7"/>
      <text:p text:style-name="P5"><text:span text:style-name="T1">4</text:span>º – Problemas <text:span text:style-name="T1">de usabilidade</text:span></text:p>
      <text:list text:style-name="L4">
        <text:list-item>
          <text:p text:style-name="P8">Se você estiver navegando dentro do Iframe e quiser voltar, o navegador pode entender que você queira voltar a página principal onde esta localizada o Iframe e não a página do Iframe em si</text:p>
        </text:list-item>
        <text:list-item>
          <text:p text:style-name="P8">Sites que tentam abir uma nova aba no blanck, alguns navegadores abrem uma nova aba dentro do Iframe em vez de abrir na aba principal</text:p>
        </text:list-item>
        <text:list-item>
          <text:p text:style-name="P8">Caso o site também não seja responsivo isso pode gerar um problema</text:p>
        </text:list-item>
        <text:list-item>
          <text:p text:style-name="P8">Podem causar problemas de segurança no site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9T18:50:43.154000000</meta:creation-date>
    <dc:date>2024-06-19T19:09:48.336000000</dc:date>
    <meta:editing-duration>PT8M35S</meta:editing-duration>
    <meta:editing-cycles>1</meta:editing-cycles>
    <meta:document-statistic meta:table-count="0" meta:image-count="0" meta:object-count="0" meta:page-count="1" meta:paragraph-count="14" meta:word-count="221" meta:character-count="1217" meta:non-whitespace-character-count="1012"/>
    <meta:generator>LibreOffice/24.2.2.2$Windows_X86_64 LibreOffice_project/d56cc158d8a96260b836f100ef4b4ef25d6f1a01</meta:generator>
  </office:meta>
</office:document-meta>
</file>